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d37" officeooo:paragraph-rsid="00007d37"/>
    </style:style>
    <style:style style:name="P2" style:family="paragraph" style:parent-style-name="Standard">
      <style:text-properties officeooo:rsid="000186b8" officeooo:paragraph-rsid="000186b8"/>
    </style:style>
    <style:style style:name="P3" style:family="paragraph" style:parent-style-name="Standard">
      <style:text-properties officeooo:rsid="000369cd" officeooo:paragraph-rsid="000369cd"/>
    </style:style>
    <style:style style:name="P4" style:family="paragraph" style:parent-style-name="Standard">
      <style:text-properties officeooo:rsid="0003712b" officeooo:paragraph-rsid="0003712b"/>
    </style:style>
    <style:style style:name="P5" style:family="paragraph" style:parent-style-name="Standard">
      <style:paragraph-properties fo:text-align="center" style:justify-single-word="false"/>
      <style:text-properties officeooo:rsid="00075836" officeooo:paragraph-rsid="00075836"/>
    </style:style>
    <style:style style:name="P6" style:family="paragraph" style:parent-style-name="Standard">
      <style:paragraph-properties fo:text-align="justify" style:justify-single-word="false"/>
      <style:text-properties officeooo:rsid="00075836" officeooo:paragraph-rsid="00075836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5836" officeooo:paragraph-rsid="0007583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9270a" officeooo:paragraph-rsid="0009270a"/>
    </style:style>
    <style:style style:name="P9" style:family="paragraph" style:parent-style-name="Standard">
      <style:paragraph-properties fo:text-align="justify" style:justify-single-word="false"/>
      <style:text-properties officeooo:rsid="000a66fb" officeooo:paragraph-rsid="000a66fb"/>
    </style:style>
    <style:style style:name="P10" style:family="paragraph" style:parent-style-name="Standard">
      <style:paragraph-properties fo:text-align="justify" style:justify-single-word="false"/>
      <style:text-properties officeooo:rsid="000bdc4e" officeooo:paragraph-rsid="000bdc4e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0e647f" officeooo:paragraph-rsid="000e647f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08d3b" officeooo:paragraph-rsid="00108d3b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08d3b" officeooo:paragraph-rsid="00108d3b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204f0" officeooo:paragraph-rsid="001204f0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12ef3b" officeooo:paragraph-rsid="0012ef3b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5b1cc" officeooo:paragraph-rsid="0015b1cc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db5ed" officeooo:paragraph-rsid="000db5e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db5ed" officeooo:paragraph-rsid="000db5ed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0e647f" officeooo:paragraph-rsid="000e647f"/>
    </style:style>
    <style:style style:name="P22" style:family="paragraph" style:parent-style-name="Standard" style:list-style-name="L1">
      <style:text-properties officeooo:rsid="000186b8" officeooo:paragraph-rsid="000186b8"/>
    </style:style>
    <style:style style:name="P23" style:family="paragraph" style:parent-style-name="Standard" style:list-style-name="L1">
      <style:text-properties officeooo:rsid="0001ef4f" officeooo:paragraph-rsid="0001ef4f"/>
    </style:style>
    <style:style style:name="P24" style:family="paragraph" style:parent-style-name="Standard" style:list-style-name="L1">
      <style:text-properties officeooo:rsid="000369cd" officeooo:paragraph-rsid="000369cd"/>
    </style:style>
    <style:style style:name="P25" style:family="paragraph" style:parent-style-name="Standard" style:list-style-name="L2">
      <style:text-properties officeooo:rsid="0003712b" officeooo:paragraph-rsid="0003712b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0a66fb" officeooo:paragraph-rsid="000a66fb"/>
    </style:style>
    <style:style style:name="P2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2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0e647f" officeooo:paragraph-rsid="000e647f"/>
    </style:style>
    <style:style style:name="P2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2ef3b" officeooo:paragraph-rsid="0012ef3b"/>
    </style:style>
    <style:style style:name="P3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284c" officeooo:paragraph-rsid="0013284c"/>
    </style:style>
    <style:style style:name="P3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137e43" officeooo:paragraph-rsid="00137e43"/>
    </style:style>
    <style:style style:name="P32" style:family="paragraph" style:parent-style-name="Standard">
      <style:paragraph-properties fo:text-align="justify" style:justify-single-word="false"/>
      <style:text-properties officeooo:rsid="001aa1f6" officeooo:paragraph-rsid="001aa1f6"/>
    </style:style>
    <style:style style:name="P33" style:family="paragraph" style:parent-style-name="Standard" style:list-style-name="L8">
      <style:paragraph-properties fo:text-align="justify" style:justify-single-word="false"/>
      <style:text-properties officeooo:rsid="001aa1f6" officeooo:paragraph-rsid="001aa1f6"/>
    </style:style>
    <style:style style:name="P34" style:family="paragraph" style:parent-style-name="Standard" style:list-style-name="L9">
      <style:paragraph-properties fo:text-align="justify" style:justify-single-word="false"/>
      <style:text-properties officeooo:rsid="001aa1f6" officeooo:paragraph-rsid="001aa1f6"/>
    </style:style>
    <style:style style:name="P35" style:family="paragraph" style:parent-style-name="Standard">
      <style:paragraph-properties fo:text-align="justify" style:justify-single-word="false"/>
      <style:text-properties officeooo:rsid="001c6feb" officeooo:paragraph-rsid="001c6feb"/>
    </style:style>
    <style:style style:name="P36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a8ea2" officeooo:paragraph-rsid="002a8ea2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39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40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2facd2" officeooo:paragraph-rsid="002facd2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12f31" officeooo:paragraph-rsid="00312f31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43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2c8a8" officeooo:paragraph-rsid="0032c8a8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12f31" officeooo:paragraph-rsid="00312f31" style:font-weight-asian="bold" style:font-weight-complex="bold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2facd2" officeooo:paragraph-rsid="002facd2" style:font-weight-asian="bold" style:font-weight-complex="bold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2c8a8" officeooo:paragraph-rsid="0032c8a8" style:font-weight-asian="bold" style:font-weight-complex="bold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339964" officeooo:paragraph-rsid="00339964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4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rsid="0034c2b0" officeooo:paragraph-rsid="0034c2b0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51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rsid="0034fee7" officeooo:paragraph-rsid="0034fee7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53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officeooo:rsid="0035e400" officeooo:paragraph-rsid="0035e400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55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officeooo:rsid="0038c3e3" officeooo:paragraph-rsid="0038c3e3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57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58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rsid="003a40dd" officeooo:paragraph-rsid="003a40dd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60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officeooo:rsid="003b6d97" officeooo:paragraph-rsid="003b6d97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62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officeooo:rsid="003c7a65" officeooo:paragraph-rsid="003c7a65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efbe0" officeooo:paragraph-rsid="001efbe0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fbe0" officeooo:paragraph-rsid="001efbe0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4d031" officeooo:paragraph-rsid="0024d031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56996" officeooo:paragraph-rsid="00256996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7e692" officeooo:paragraph-rsid="0027e692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bold" officeooo:rsid="002a8ea2" officeooo:paragraph-rsid="002a8ea2" style:font-weight-asian="bold" style:font-weight-complex="bold"/>
    </style:style>
    <style:style style:name="T1" style:family="text">
      <style:text-properties officeooo:rsid="0004b419"/>
    </style:style>
    <style:style style:name="T2" style:family="text">
      <style:text-properties officeooo:rsid="0006a54f"/>
    </style:style>
    <style:style style:name="T3" style:family="text">
      <style:text-properties officeooo:rsid="0009270a"/>
    </style:style>
    <style:style style:name="T4" style:family="text">
      <style:text-properties officeooo:rsid="000b1d37"/>
    </style:style>
    <style:style style:name="T5" style:family="text">
      <style:text-properties officeooo:rsid="000e0937"/>
    </style:style>
    <style:style style:name="T6" style:family="text">
      <style:text-properties officeooo:rsid="000ebc42"/>
    </style:style>
    <style:style style:name="T7" style:family="text">
      <style:text-properties officeooo:rsid="0013284c"/>
    </style:style>
    <style:style style:name="T8" style:family="text">
      <style:text-properties officeooo:rsid="00164ca9"/>
    </style:style>
    <style:style style:name="T9" style:family="text">
      <style:text-properties officeooo:rsid="00172df5"/>
    </style:style>
    <style:style style:name="T10" style:family="text">
      <style:text-properties officeooo:rsid="001d88d9"/>
    </style:style>
    <style:style style:name="T11" style:family="text">
      <style:text-properties officeooo:rsid="0020b787"/>
    </style:style>
    <style:style style:name="T12" style:family="text">
      <style:text-properties officeooo:rsid="00256996"/>
    </style:style>
    <style:style style:name="T13" style:family="text">
      <style:text-properties officeooo:rsid="0026bfe5"/>
    </style:style>
    <style:style style:name="T14" style:family="text">
      <style:text-properties officeooo:rsid="0028f357"/>
    </style:style>
    <style:style style:name="T15" style:family="text">
      <style:text-properties officeooo:rsid="002c1498"/>
    </style:style>
    <style:style style:name="T16" style:family="text">
      <style:text-properties officeooo:rsid="002d830f"/>
    </style:style>
    <style:style style:name="T17" style:family="text">
      <style:text-properties officeooo:rsid="002f4353"/>
    </style:style>
    <style:style style:name="T18" style:family="text">
      <style:text-properties officeooo:rsid="0032fd74"/>
    </style:style>
    <style:style style:name="T19" style:family="text">
      <style:text-properties officeooo:rsid="0033996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9964" style:font-weight-asian="bold" style:font-weight-complex="bold"/>
    </style:style>
    <style:style style:name="T22" style:family="text">
      <style:text-properties officeooo:rsid="0035e400"/>
    </style:style>
    <style:style style:name="T23" style:family="text">
      <style:text-properties officeooo:rsid="00377778"/>
    </style:style>
    <style:style style:name="T24" style:family="text">
      <style:text-properties officeooo:rsid="003b6d97"/>
    </style:style>
    <style:style style:name="T25" style:family="text">
      <style:text-properties officeooo:rsid="003c7a65"/>
    </style:style>
    <style:style style:name="T26" style:family="text">
      <style:text-properties officeooo:rsid="003ca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— это наука, которая <text:span text:style-name="T9">изучает</text:span> развитие человеческого общества в процессе</text:p>
      <text:p text:style-name="P1"/>
      <text:p text:style-name="P1">История впервые зарождается в Древней Греции.</text:p>
      <text:p text:style-name="P1">Наука начинает <text:span text:style-name="T2">складываться</text:span> в 17 — 18 веках, так как наука — это систематизированное знание.</text:p>
      <text:p text:style-name="P1"/>
      <text:p text:style-name="P2">Науки бывают естественные и <text:span text:style-name="T2">гуманитарные</text:span>, технические.</text:p>
      <text:p text:style-name="P2"/>
      <text:p text:style-name="P2">С 18 по 21 век историей были открыты определенные законы развития человеческого общества.</text:p>
      <text:p text:style-name="P2"/>
      <text:list xml:id="list1771888348871821430" text:style-name="L1">
        <text:list-item>
          <text:p text:style-name="P22">Все человечество <text:span text:style-name="T9">проходит</text:span> один путь человеческого развития от <text:span text:style-name="T9">низших</text:span> форм к высшим</text:p>
        </text:list-item>
        <text:list-item>
          <text:p text:style-name="P22">В зависимости от климатических, географических и тд особенностей не все народы мира прошли по одному пути развития</text:p>
        </text:list-item>
        <text:list-item>
          <text:p text:style-name="P22">Этапы: первобытно-общинный строй, рабовладение, феодализм, <text:span text:style-name="T9">капитализм</text:span>, социализм, глобальное <text:span text:style-name="T9">информационное</text:span> <text:span text:style-name="T9">общество.</text:span></text:p>
        </text:list-item>
      </text:list>
      <text:p text:style-name="P2"/>
      <text:list xml:id="list185424286367506" text:continue-numbering="true" text:style-name="L1">
        <text:list-header>
          <text:p text:style-name="P23">История наука субъективная.</text:p>
        </text:list-header>
        <text:list-item>
          <text:p text:style-name="P24">Любое историческое явление должно быть оценено в конкретной исторической ситуации.</text:p>
        </text:list-item>
        <text:list-item>
          <text:p text:style-name="P24">Чтобы получить конкретное историческое знание можно сравнить с похожим историческим событием</text:p>
        </text:list-item>
        <text:list-item>
          <text:p text:style-name="P24">Историки работают с источниками: письменными, материальными, духовными.</text:p>
        </text:list-item>
      </text:list>
      <text:p text:style-name="P3"/>
      <text:p text:style-name="P4">Особенности истории</text:p>
      <text:list xml:id="list3707175705806015568" text:style-name="L2">
        <text:list-item>
          <text:p text:style-name="P25">Особенность исторической науки — невозможность повторить опыт</text:p>
        </text:list-item>
        <text:list-item>
          <text:p text:style-name="P25">Длительность исторических процессов.</text:p>
        </text:list-item>
        <text:list-item>
          <text:p text:style-name="P25">Любая власть будет использовать историю для оправдания с<text:span text:style-name="T1">во</text:span>его существования.</text:p>
        </text:list-item>
      </text:list>
      <text:p text:style-name="P4"/>
      <text:p text:style-name="P5">Этапы развития исторического общества</text:p>
      <text:p text:style-name="P5">Первобытное общество</text:p>
      <text:p text:style-name="P6">От охоты и собирательства к сельскому хозяйству и ремеслу</text:p>
      <text:p text:style-name="P6">От язычества <text:s/>до анимизма </text:p>
      <text:p text:style-name="P6">От обезьяны до человека</text:p>
      <text:p text:style-name="P6"/>
      <text:p text:style-name="P6">В племени выделяется родовая аристократия — волхвы (служители языческих культов), старейшины, князь и его дружина. </text:p>
      <text:p text:style-name="P6"/>
      <text:p text:style-name="P6"/>
      <text:p text:style-name="P6"/>
      <text:p text:style-name="P7">Восточнославянские земли в период раннего Средневековья</text:p>
      <text:p text:style-name="P6">Средние века — период между 5 веком нашей эры и до 16, 17, 18 столетием, <text:span text:style-name="T3">в науке называется феодализмом.</text:span></text:p>
      <text:p text:style-name="P8">В ос<text:span text:style-name="T9">н</text:span>ове феодального общества лежит сельское хозяйство.</text:p>
      <text:p text:style-name="P8"/>
      <text:p text:style-name="P8">В экономике — феодализм — замкнутое сельское хозяйство. Ремесло отделилось в города. Получает развитие торговля. </text:p>
      <text:p text:style-name="P8"/>
      <text:p text:style-name="P8"/>
      <text:p text:style-name="P8">Выделяются сословия: </text:p>
      <text:list xml:id="list1207783193695948073" text:style-name="L3">
        <text:list-item>
          <text:p text:style-name="P26"><text:soft-page-break/>Землевладельцы (Бояре — полное владение землей, <text:span text:style-name="T3">Помещики — условное частное владение землей</text:span>)</text:p>
        </text:list-item>
        <text:list-item>
          <text:p text:style-name="P26">Духовенство (церковь)</text:p>
        </text:list-item>
        <text:list-item>
          <text:p text:style-name="P26">Горожане (город находится в юрисдикции феодала)</text:p>
        </text:list-item>
        <text:list-item>
          <text:p text:style-name="P26">Крестьяне (содержат весь огромный аппарат, находятся в юрисдикции феодала, платят феодальную ренту (оброк, барщина). <text:span text:style-name="T4">Невыгодно, чтобы крестьяне уходили, поэтому права крестьян всегда уменьшались, пока не стали похожи на рабовладение (крепостное право))</text:span></text:p>
        </text:list-item>
      </text:list>
      <text:p text:style-name="P9"/>
      <text:p text:style-name="P10">Замкнутость сословной структуры — невозможность поменять свое сословие.</text:p>
      <text:p text:style-name="P10"/>
      <text:p text:style-name="P19">Культура — <text:span text:style-name="T5">христианство</text:span>, весь духовный мир человека определяет церковь, вся культура посвящена Богу.</text:p>
      <text:p text:style-name="P20"/>
      <text:p text:style-name="P21">Этапы средневековья</text:p>
      <text:list xml:id="list2853281768500290208" text:style-name="L4">
        <text:list-item>
          <text:p text:style-name="P27">раннее — зарождение всех феодальных отношений (5 — 11 для Европы, 9 — 12 для России) </text:p>
        </text:list-item>
        <text:list-item>
          <text:p text:style-name="P27">Классическое — оперделяющими чертами являются феодальные ( 11 — 14 век для Европы, 12 — 18 век для России)</text:p>
        </text:list-item>
        <text:list-item>
          <text:p text:style-name="P27">Позднее — зарождение и складывание черт буржуазного общества ( 14 — 16 век для Европы, 18 — 20 век)</text:p>
        </text:list-item>
      </text:list>
      <text:p text:style-name="P11"/>
      <text:p text:style-name="P12">Предпосылки складывания государства</text:p>
      <text:list xml:id="list1766409316900663973" text:style-name="L5">
        <text:list-item>
          <text:p text:style-name="P28">Экономические — разделение труда, появление частной собственности</text:p>
        </text:list-item>
        <text:list-item>
          <text:p text:style-name="P28">Социальные — зарожде<text:span text:style-name="T6">ни</text:span>е социального неравенства</text:p>
        </text:list-item>
        <text:list-item>
          <text:p text:style-name="P28">Политические — появление союзных племен</text:p>
        </text:list-item>
      </text:list>
      <text:p text:style-name="P11"/>
      <text:p text:style-name="P13">Особенности складывания раннефеодальных государств</text:p>
      <text:p text:style-name="P14">Синтез варварства и античности позволил очень быстро выстроить государства</text:p>
      <text:p text:style-name="P14">В Европе земля была крайне плодородна, что благоприятно сказывалось на ее развитии</text:p>
      <text:p text:style-name="P15">Европа очень быстро приходит к индивидуальному труду</text:p>
      <text:p text:style-name="P15"/>
      <text:p text:style-name="P16">Этапы складывания Древнерусского государства</text:p>
      <text:list xml:id="list6792146278853203691" text:style-name="L6">
        <text:list-item>
          <text:p text:style-name="P29">9 — 10 в Рюрик, Олег, Игорь, Ольга, Святослав. Присоединение территории, появление первых политических институтов, даннические отношение<text:span text:style-name="T7">\</text:span></text:p>
        </text:list-item>
        <text:list-item>
          <text:p text:style-name="P30">Середина 10 — конец 11 века <text:s/>Владимир, Ярослав, Ярославичи. Расцвет государства, охрана государственных границ, крещение Руси, рост городов, расцвет культуры, правда Ярослава, правда Ярославичей, зарождение неполноправности.</text:p>
        </text:list-item>
        <text:list-item>
          <text:p text:style-name="P31">Конец 11 — начало 12 века Владимир Мономах, Мстислав. Нарастание центробежных тенденций, крестовые походы в степь, Устав, последний этап единства Руси.</text:p>
        </text:list-item>
      </text:list>
      <text:p text:style-name="P17"/>
      <text:p text:style-name="P18">Закуп — человек, который брал кубу в долг и за эту кубу работал пока <text:span text:style-name="T8">не отдаст долг.</text:span></text:p>
      <text:p text:style-name="P18"/>
      <text:p text:style-name="P32"/>
      <text:p text:style-name="P32">Лекция 2</text:p>
      <text:p text:style-name="P32">Любой народ дойдя до определенного этапа приходит к приходит к феодальной раздробленности</text:p>
      <text:p text:style-name="P32"/>
      <text:p text:style-name="P32">Главной причиной феодальной раздробленности является экономический рост.</text:p>
      <text:p text:style-name="P32"/>
      <text:p text:style-name="P32">Причины и предпосылки феодальной раздробленности</text:p>
      <text:list xml:id="list898350779254923651" text:style-name="L8">
        <text:list-item>
          <text:p text:style-name="P33">Причины экономики в условиях натурального сельского хозяйства</text:p>
        </text:list-item>
        <text:list-item>
          <text:p text:style-name="P33"><text:soft-page-break/>Отсутствие прочных экономических связей между землями</text:p>
        </text:list-item>
        <text:list-item>
          <text:p text:style-name="P33">Рост городов, превращение их в <text:span text:style-name="T19">центры</text:span> экономического и политического развития</text:p>
        </text:list-item>
        <text:list-item>
          <text:p text:style-name="P33">Возникновение и укрепление в удельных княжествах собственные княжества династии</text:p>
        </text:list-item>
        <text:list-item>
          <text:p text:style-name="P33">Ослабление <text:span text:style-name="T19">центральной</text:span> власти</text:p>
        </text:list-item>
      </text:list>
      <text:p text:style-name="P32"/>
      <text:p text:style-name="P32"/>
      <text:p text:style-name="P32">Особенности феодальный раздробленности на территории восточных славян</text:p>
      <text:list xml:id="list1721798740547352300" text:style-name="L9">
        <text:list-item>
          <text:p text:style-name="P34">Нет столь мелкого дробления территорий как в Западной Европе</text:p>
        </text:list-item>
        <text:list-item>
          <text:p text:style-name="P34">Сохранение культурного, <text:span text:style-name="T19">языкового</text:span>, династического единства</text:p>
        </text:list-item>
        <text:list-item>
          <text:p text:style-name="P34">Роль русской православной церкви как объединяющего центра.</text:p>
        </text:list-item>
      </text:list>
      <text:p text:style-name="P32"/>
      <text:p text:style-name="P35">История княжеств: две формы власти: монархия и олигархия. Самое крупное русское княжество — <text:span text:style-name="T20">Господин Великий Новгород. </text:span>Ни в одном из докуиентов не называлось иначе как господин великий Новгород. Главными были обладатели 300 золотых <text:span text:style-name="T10">поя</text:span>сов, ими утверждались Архиепископ, воевода, <text:span text:style-name="T10">посадника. Они же приглашали в город князя со дружиной. При отделении от Киева бояре не собирались делиться с князьями. Дружина князя содержалась на средства города, князь не имел права иметь собственность в городе. Князь — не новгородец, а остальные избирались из нескольких боярских фамилий.</text:span></text:p>
      <text:p text:style-name="P63">Особенность экономики заключалась в том, что в основном город торговал. <text:span text:style-name="T11">Торговали коноплей, льном, солью, мех, соболя, росомаха, рыси, барсы, бобры, горностай, рыба, жемчуг, изделия промыслов, мед, воск. Княжества были покрыты большим количеством ремесленных городов. В основном торговали с Северной Германией. </text:span></text:p>
      <text:p text:style-name="P64"/>
      <text:p text:style-name="P65">Княжест<text:span text:style-name="T12">во</text:span> предпочитало мирно жить с<text:span text:style-name="T20"> Владимиро-Суздальским</text:span> княжеством, <text:span text:style-name="T12">вначале называлось Ростово-Суздальским. В Ростове было сильно боярство, в Суздале Князь, чтобы ослабить власть боярства Андрей Боголюбский перенес столицу во Владимир, за что бояре его убили. После Всеволод Большое гнездо вырезал всех бояр, которые участвовали в заговоре. </text:span></text:p>
      <text:p text:style-name="P66">В районе Тулы был чернозем и хорошо развито земледелие. <text:span text:style-name="T13">Продавали хлеб в Новгород. Новгородцы же предпочитали звать князя из Владимиро-Суздальского княжества.</text:span></text:p>
      <text:p text:style-name="P67">Очень быстро растут города и большой приток населения.</text:p>
      <text:p text:style-name="P67"/>
      <text:p text:style-name="P67"><text:span text:style-name="T21">Галичско-Волынское</text:span> княжество, территория Украины, Белоруссии. Добыча меди, добыча серебра, соли, скотоводство. На Волыни власть князя, в Галиче бояре. </text:p>
      <text:p text:style-name="P67"/>
      <text:p text:style-name="P67"><text:span text:style-name="T20">Киевское княжество</text:span> — первый среди равных, каждый удельный князь хочет посидеть на киевском престоле. <text:span text:style-name="T14">Это приводит, что каждые 5-6 лет княжество подвергается набегам русских князей, княжество разоряется, но каждый раз восстанавливается и развивается на равных. Складывание крупной боярской вотчины, закрепощение поселения.</text:span></text:p>
      <text:p text:style-name="P67"/>
      <text:p text:style-name="P67"/>
      <text:p text:style-name="P68">Русь и Орда</text:p>
      <text:list xml:id="list9122338105868246275" text:style-name="L10">
        <text:list-item>
          <text:p text:style-name="P36">Разорение хозяйственной деятельности страны</text:p>
        </text:list-item>
        <text:list-item>
          <text:p text:style-name="P36">Уничтожение городов</text:p>
        </text:list-item>
        <text:list-item>
          <text:p text:style-name="P36">Сокращение населения</text:p>
        </text:list-item>
        <text:list-item>
          <text:p text:style-name="P36">Вассальная зависимость — даннические отношения</text:p>
        </text:list-item>
        <text:list-item>
          <text:p text:style-name="P36"><text:span text:style-name="T16">13</text:span> столетие — восстановление экономики Руси на основе натурального сельс<text:span text:style-name="T15">к</text:span>ого хозяйства <text:span text:style-name="T17">путем закрепощения населения </text:span></text:p>
        </text:list-item>
      </text:list>
      <text:p text:style-name="P37"/>
      <text:p text:style-name="P45">Итоги феодальной раздробленности Западной и Восточной Европы</text:p>
      <text:p text:style-name="P38">Запад</text:p>
      <text:list xml:id="list1939909244656011196" text:style-name="L11">
        <text:list-item>
          <text:p text:style-name="P39"><text:soft-page-break/>Рост городов</text:p>
        </text:list-item>
        <text:list-item>
          <text:p text:style-name="P39">Рост ремесла и торговли</text:p>
        </text:list-item>
        <text:list-item>
          <text:p text:style-name="P39">Подъем сельского хозяйства</text:p>
        </text:list-item>
      </text:list>
      <text:p text:style-name="P38"/>
      <text:p text:style-name="P38">Русь</text:p>
      <text:list xml:id="list3153922878634313625" text:style-name="L12">
        <text:list-item>
          <text:p text:style-name="P40">Татаро-монгольское нашествие и иго</text:p>
        </text:list-item>
        <text:list-item>
          <text:p text:style-name="P40">Нарушен ход исторического развития</text:p>
        </text:list-item>
        <text:list-item>
          <text:p text:style-name="P40">Новый вектор исторического развития</text:p>
        </text:list-item>
      </text:list>
      <text:p text:style-name="P38"/>
      <text:p text:style-name="P38"/>
      <text:p text:style-name="P38"/>
      <text:p text:style-name="P38"/>
      <text:p text:style-name="P47">Лекция 3</text:p>
      <text:p text:style-name="P44">Складывание централизованных государств на территории западной Европы и Руси</text:p>
      <text:p text:style-name="P41"/>
      <text:p text:style-name="P41">Централизация — закономерный и прогрессивный этап в экономическом и политическом <text:span text:style-name="T18">развитии</text:span> общества, находящегося на стадии развитого и позднего феодализма.</text:p>
      <text:p text:style-name="P41"/>
      <text:p text:style-name="P41">Централизованное государство предполагает наличие единой верховной власти, <text:span text:style-name="T18">устанавливающей</text:span> единый административный аппарат, подконтрольный центру, единые законы, общие вооруженные силы и тд.</text:p>
      <text:p text:style-name="P41"/>
      <text:p text:style-name="P41"/>
      <text:p text:style-name="P46">Причины складывания централизвованных государства</text:p>
      <text:list xml:id="list4702131561243629409" text:style-name="L13">
        <text:list-item>
          <text:p text:style-name="P43">Усиление общественного разделения труда</text:p>
        </text:list-item>
        <text:list-item>
          <text:p text:style-name="P43">Развитие торговых связей</text:p>
        </text:list-item>
        <text:list-item>
          <text:p text:style-name="P43">Феодальная раздробленность тормоз на пути развития ремесла и торговли</text:p>
        </text:list-item>
        <text:list-item>
          <text:p text:style-name="P43"><text:span text:style-name="T18">Необходимость</text:span> сильной центральной власти в борьбы с сепаратизмом крупныз феодалов</text:p>
        </text:list-item>
      </text:list>
      <text:p text:style-name="P42"/>
      <text:p text:style-name="P42"/>
      <text:p text:style-name="P48">В основе складывания централизованных государств Западной Европы:</text:p>
      <text:p text:style-name="P50">Экономические:</text:p>
      <text:list xml:id="list7394657735285005953" text:style-name="L14">
        <text:list-item>
          <text:p text:style-name="P49">Рост городов</text:p>
        </text:list-item>
        <text:list-item>
          <text:p text:style-name="P49">Специализация</text:p>
        </text:list-item>
        <text:list-item>
          <text:p text:style-name="P49">накопления капитала в городах</text:p>
        </text:list-item>
        <text:list-item>
          <text:p text:style-name="P49">создание условий для развития рынка и расширения единого торгового пространства.</text:p>
        </text:list-item>
      </text:list>
      <text:p text:style-name="P50">Политические:</text:p>
      <text:list xml:id="list5474878907652693839" text:style-name="L15">
        <text:list-item>
          <text:p text:style-name="P51">Появление вольных городов</text:p>
        </text:list-item>
        <text:list-item>
          <text:p text:style-name="P51">Появление городского самоуправления <text:span text:style-name="T22">будущей основы для зарождения понятия гражданства и формирования гражданского общества</text:span></text:p>
        </text:list-item>
        <text:list-item>
          <text:p text:style-name="P51">Рост роли бургера</text:p>
        </text:list-item>
        <text:list-item>
          <text:p text:style-name="P51">Силы объединительного процесса- королевская власть в союзе с городами против крупных феодалов. Основа политического устройства государств в виде сословно-представительной <text:span text:style-name="T23">монархии.</text:span></text:p>
        </text:list-item>
      </text:list>
      <text:p text:style-name="P52">Культурные:</text:p>
      <text:list xml:id="list367383810471653167" text:style-name="L16">
        <text:list-item>
          <text:p text:style-name="P53">Появление техники</text:p>
        </text:list-item>
        <text:list-item>
          <text:p text:style-name="P53">Появление <text:span text:style-name="T23">интеллигенции</text:span></text:p>
        </text:list-item>
        <text:list-item>
          <text:p text:style-name="P53">Зарождении гуманизма</text:p>
        </text:list-item>
        <text:list-item>
          <text:p text:style-name="P53">Обмирщение культуры и зарождение индивидуализма</text:p>
        </text:list-item>
      </text:list>
      <text:p text:style-name="P52"/>
      <text:p text:style-name="P54">Вывод</text:p>
      <text:list xml:id="list5811632679864101833" text:style-name="L17">
        <text:list-item>
          <text:p text:style-name="P55"><text:soft-page-break/>Экономическая и политическая централизация Англии, Франции, Испании шли одновременно</text:p>
        </text:list-item>
        <text:list-item>
          <text:p text:style-name="P55">Государства складывались как национальные на основе формирования единых наций — англичан, испанцев, французов.</text:p>
        </text:list-item>
      </text:list>
      <text:p text:style-name="P54"/>
      <text:p text:style-name="P54"/>
      <text:p text:style-name="P56">Особенности развития русских земель в 13 <text:s/>- 15 веках</text:p>
      <text:p text:style-name="P56">экономическая:</text:p>
      <text:list xml:id="list6903712125658821994" text:style-name="L19">
        <text:list-item>
          <text:p text:style-name="P57">восстановление экономики на основе натурального сельского хозяйства</text:p>
        </text:list-item>
        <text:list-item>
          <text:p text:style-name="P57">в сельском хозяйстве деятельность вовлечены и жители города. Слабая специализация</text:p>
        </text:list-item>
        <text:list-item>
          <text:p text:style-name="P57">Не происходит начального <text:span text:style-name="T25">накопления</text:span> капитала</text:p>
        </text:list-item>
      </text:list>
      <text:p text:style-name="P56"/>
      <text:p text:style-name="P56">социальные:</text:p>
      <text:list xml:id="list5712950508730078488" text:style-name="L20">
        <text:list-item>
          <text:p text:style-name="P58">Нехватка рабочих рук — вторичное издание <text:span text:style-name="T25">крепостничества</text:span></text:p>
        </text:list-item>
        <text:list-item>
          <text:p text:style-name="P58">нет вольных городов. Город вовлечен в систему крепостного права</text:p>
        </text:list-item>
        <text:list-item>
          <text:p text:style-name="P58">не формируются б<text:span text:style-name="T24">ю</text:span>ргеры</text:p>
        </text:list-item>
      </text:list>
      <text:p text:style-name="P59">политические:</text:p>
      <text:list xml:id="list7663420582468498510" text:style-name="L21">
        <text:list-item>
          <text:p text:style-name="P60">Борьба с татаро-монгольским владычеством <text:s/>- необходимость политического объединения</text:p>
        </text:list-item>
        <text:list-item>
          <text:p text:style-name="P60">Необходимость объединения Великому Литовскому княжеству</text:p>
        </text:list-item>
        <text:list-item>
          <text:p text:style-name="P60">Союз великокняжеской власти и служилого боярства.</text:p>
        </text:list-item>
      </text:list>
      <text:p text:style-name="P59"/>
      <text:p text:style-name="P61">Выводы:</text:p>
      <text:list xml:id="list1979203053053315954" text:style-name="L22">
        <text:list-item>
          <text:p text:style-name="P62">Русское централизованное государство складывалось на основе роста и развития феодально-крепостнических отношений</text:p>
        </text:list-item>
        <text:list-item>
          <text:p text:style-name="P62">Политическое объединение обгоняло экономическое</text:p>
        </text:list-item>
        <text:list-item>
          <text:p text:style-name="P62">Нет условий дял возникновения гуманнистичческой идеологии и светской культуры</text:p>
        </text:list-item>
        <text:list-item>
          <text:p text:style-name="P62">Складывается как многонациональное</text:p>
        </text:list-item>
        <text:list-item>
          <text:p text:style-name="P62">Н<text:span text:style-name="T26">е завершенность</text:span> <text:span text:style-name="T26">процесса</text:span> <text:span text:style-name="T26">централизации</text:span> и консервация многоукладности экономики в связи с постоянным расширением <text:span text:style-name="T26">территорий</text:span> <text:span text:style-name="T26">государства</text:span> </text:p>
        </text:list-item>
      </text:list>
      <text:p text:style-name="P61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27:15.967365703</meta:creation-date>
    <dc:date>2018-03-01T18:54:23.621432798</dc:date>
    <meta:editing-duration>PT2H40M54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5" meta:paragraph-count="132" meta:word-count="1230" meta:character-count="9629" meta:non-whitespace-character-count="8555"/>
  </office:meta>
</office:document-meta>
</file>